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false" fo:min-height="2.764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false" fo:min-height="3.981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P1" style:family="paragraph">
      <loext:graphic-properties draw:fill="none" draw:fill-color="#ffffff"/>
      <style:text-properties style:font-name="Courier New"/>
    </style:style>
    <style:style style:name="P2" style:family="paragraph">
      <loext:graphic-properties draw:fill="none" draw:fill-color="#ffffff"/>
    </style:style>
    <style:style style:name="T1" style:family="text">
      <style:text-properties style:font-name="Courier New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002cm" svg:height="3.071cm" svg:x="1.508cm" svg:y="2.524cm">
          <draw:text-box>
            <text:p><text:span text:style-name="T1">#0 <text:s/>__GI__IO_fwrite (buf=0x7fff88000fc8, size=1, count=5000, </text:span></text:p>
            <text:p><text:span text:style-name="T1"><text:tab/></text:span><text:span text:style-name="T1">fp=0x7fff88000d90) at iofwrite.c:31</text:span></text:p>
            <text:p><text:span text:style-name="T1">#1 <text:s/>0x000000000041e79d in ?? ()</text:span></text:p>
            <text:p><text:span text:style-name="T1">#2 <text:s/>0x00007ffff7bbb6db in start_thread (arg=0x7fff4cf89700) at </text:span></text:p>
            <text:p><text:span text:style-name="T1"><text:tab/></text:span><text:span text:style-name="T1">pthread_create.c:463</text:span></text:p>
            <text:p><text:span text:style-name="T1">#3 <text:s/>0x00007ffff78e471f in clone () at </text:span></text:p>
            <text:p><text:span text:style-name="T1"><text:tab/></text:span><text:span text:style-name="T1">../sysdeps/unix/sysv/linux/x86_64/clone.S:95</text:span></text:p>
          </draw:text-box>
        </draw:frame>
        <draw:frame draw:style-name="gr2" draw:text-style-name="P1" draw:layer="layout" svg:width="16.002cm" svg:height="4.265cm" svg:x="1.508cm" svg:y="7.169cm">
          <draw:text-box>
            <text:p><text:span text:style-name="T1">#0 <text:s/>__GI__IO_fwrite (buf=0x61d708, size=1, count=5000, fp=0x61d4d0) at </text:span></text:p>
            <text:p><text:span text:style-name="T1"><text:tab/></text:span><text:span text:style-name="T1">iofwrite.c:31</text:span></text:p>
            <text:p><text:span text:style-name="T1">#1 <text:s/>0x0000000000406ea4 in ?? ()</text:span></text:p>
            <text:p><text:span text:style-name="T1">#2 <text:s/>0x0000000000402abe in ?? ()</text:span></text:p>
            <text:p><text:span text:style-name="T1">#3 <text:s/>0x000000000040219a in ?? ()</text:span></text:p>
            <text:p><text:span text:style-name="T1">#4 <text:s/>0x00007ffff7a03bf7 in __libc_start_main (main=0x401490, argc=2,</text:span></text:p>
            <text:p><text:span text:style-name="T1"><text:tab/></text:span><text:span text:style-name="T1">argv=0x7fffffffdf08, init=&lt;optimized out&gt;, fini=&lt;optimized out&gt;,</text:span></text:p>
            <text:p><text:span text:style-name="T1"><text:tab/></text:span><text:span text:style-name="T1">rtld_fini=&lt;optimized out&gt;, stack_end=0x7fffffffdef8)</text:span></text:p>
            <text:p><text:span text:style-name="T1"><text:tab/></text:span><text:span text:style-name="T1">at ../csu/libc-start.c:310</text:span></text:p>
            <text:p><text:span text:style-name="T1">#5 <text:s/>0x00000000004013ca in ?? ()</text:span></text:p>
          </draw:text-box>
        </draw:frame>
        <draw:frame draw:style-name="gr3" draw:text-style-name="P2" draw:layer="layout" svg:width="3.249cm" svg:height="0.962cm" svg:x="1.508cm" svg:y="1.508cm">
          <draw:text-box>
            <text:p>obfuskiert</text:p>
          </draw:text-box>
        </draw:frame>
        <draw:frame draw:style-name="gr4" draw:text-style-name="P2" draw:layer="layout" svg:width="4.765cm" svg:height="0.962cm" svg:x="1.508cm" svg:y="6.131cm">
          <draw:text-box>
            <text:p>nicht obfuskie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2T13:43:51.755713390</meta:creation-date>
    <dc:date>2021-03-20T18:49:37.494360157</dc:date>
    <meta:editing-duration>PT8M39S</meta:editing-duration>
    <meta:editing-cycles>4</meta:editing-cycles>
    <meta:generator>LibreOffice/6.0.7.3$Linux_X86_64 LibreOffice_project/00m0$Build-3</meta:generator>
    <meta:document-statistic meta:object-count="4"/>
  </office:meta>
</office:document-meta>
</file>